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0000002E99D17704F.jpg" manifest:media-type=""/>
  <manifest:file-entry manifest:full-path="Pictures/10000000000001AF0000026F8DC2095F.jpg" manifest:media-type=""/>
  <manifest:file-entry manifest:full-path="Pictures/10000000000002BC000001739BA553C5.jpg" manifest:media-type=""/>
  <manifest:file-entry manifest:full-path="Pictures/10000000000002DA00000131D01E525B.jpg" manifest:media-type=""/>
  <manifest:file-entry manifest:full-path="Pictures/10000000000003B9000002A2FD990344.jpg" manifest:media-type=""/>
  <manifest:file-entry manifest:full-path="Pictures/10000000000001F400000168CBC1448A.jpg" manifest:media-type=""/>
  <manifest:file-entry manifest:full-path="Pictures/1000000000000341000001A13BA9981C.png" manifest:media-type=""/>
  <manifest:file-entry manifest:full-path="Pictures/100000000000017D0000013572BA4BB2.jpg" manifest:media-type=""/>
  <manifest:file-entry manifest:full-path="Pictures/10000201000003C0000002A07A6A260D.png" manifest:media-type=""/>
  <manifest:file-entry manifest:full-path="Pictures/1000020100000500000003251AD4738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449cm"/>
    </style:style>
    <style:style style:name="pr2" style:family="presentation" style:parent-style-name="Default-subtitle">
      <style:graphic-properties draw:fill-color="#ffffff" draw:auto-grow-height="true" fo:min-height="14.55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449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ffffff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16cm" svg:height="16.51cm" svg:x="0.762cm" svg:y="2.54cm">
          <draw:image xlink:href="Pictures/1000020100000500000003251AD47384.png" xlink:type="simple" xlink:show="embed" xlink:actuate="onLoad">
            <text:p/>
          </draw:image>
        </draw:frame>
        <draw:frame presentation:style-name="pr1" draw:text-style-name="P2" draw:layer="layout" svg:width="25.199cm" svg:height="2.845cm" svg:x="1.4cm" svg:y="1.542cm" presentation:class="title" presentation:user-transformed="true">
          <draw:text-box>
            <text:p text:style-name="P2"><text:span text:style-name="T1"><text:line-break/></text:span><text:span text:style-name="T1"/></text:p>
          </draw:text-box>
        </draw:frame>
        <draw:frame presentation:style-name="pr2" draw:text-style-name="P3" draw:layer="layout" svg:width="25.199cm" svg:height="14.553cm" svg:x="1.217cm" svg:y="3.556cm" presentation:class="subtitle" presentation:user-transformed="true">
          <draw:text-box>
            <text:p text:style-name="P3"><text:span text:style-name="T2">Jamaica</text:span></text:p>
            <text:p text:style-name="P3"><text:span text:style-name="T2">&amp;</text:span></text:p>
            <text:p text:style-name="P3"><text:span text:style-name="T2">Scotl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1.449cm" svg:x="1.471cm" svg:y="2.54cm" presentation:class="title" presentation:placeholder="true" presentation:user-transformed="true">
          <draw:text-box/>
        </draw:frame>
        <draw:frame draw:style-name="gr1" draw:text-style-name="P1" draw:layer="layout" svg:width="24.384cm" svg:height="16.51cm" svg:x="1.778cm" svg:y="2.54cm" presentation:class="graphic" presentation:user-transformed="true">
          <draw:image xlink:href="Pictures/100000000000017D0000013572BA4BB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1.449cm" svg:x="1.471cm" svg:y="2.24cm" presentation:class="title" presentation:placeholder="true" presentation:user-transformed="true">
          <draw:text-box/>
        </draw:frame>
        <draw:frame draw:style-name="gr1" draw:text-style-name="P1" draw:layer="layout" svg:width="25.146cm" svg:height="16.51cm" svg:x="1.524cm" svg:y="2.54cm" presentation:class="graphic" presentation:user-transformed="true">
          <draw:image xlink:href="Pictures/10000000000001F400000168CBC1448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449cm" svg:x="1.471cm" svg:y="2.54cm" presentation:class="title" presentation:placeholder="true">
          <draw:text-box/>
        </draw:frame>
        <draw:frame draw:style-name="gr1" draw:text-style-name="P1" draw:layer="layout" svg:width="25.146cm" svg:height="16.255cm" svg:x="1.524cm" svg:y="2.54cm" presentation:class="graphic" presentation:user-transformed="true">
          <draw:image xlink:href="Pictures/10000000000003B9000002A2FD9903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1.449cm" svg:x="1.471cm" svg:y="2.54cm" presentation:class="title" presentation:placeholder="true" presentation:user-transformed="true">
          <draw:text-box/>
        </draw:frame>
        <draw:frame draw:style-name="gr1" draw:text-style-name="P1" draw:layer="layout" svg:width="25.199cm" svg:height="16.764cm" svg:x="1.47cm" svg:y="2.54cm" presentation:class="graphic" presentation:user-transformed="true">
          <draw:image xlink:href="Pictures/10000000000002DA00000131D01E525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1.449cm" svg:x="1.471cm" svg:y="2.54cm" presentation:class="title" presentation:placeholder="true" presentation:user-transformed="true">
          <draw:text-box/>
        </draw:frame>
        <draw:frame draw:style-name="gr1" draw:text-style-name="P1" draw:layer="layout" svg:width="25.199cm" svg:height="16.256cm" svg:x="1.47cm" svg:y="2.54cm" presentation:class="graphic" presentation:user-transformed="true">
          <draw:image xlink:href="Pictures/10000000000002BC000001739BA553C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.449cm" svg:x="1.471cm" svg:y="2.54cm" presentation:class="title" presentation:placeholder="true">
          <draw:text-box/>
        </draw:frame>
        <draw:frame draw:style-name="gr1" draw:text-style-name="P1" draw:layer="layout" svg:width="25.199cm" svg:height="16.256cm" svg:x="1.47cm" svg:y="2.54cm" presentation:class="graphic" presentation:user-transformed="true">
          <draw:image xlink:href="Pictures/1000000000000341000001A13BA998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3.55cm" svg:height="17.272cm" svg:x="13.208cm" svg:y="2.286cm">
          <draw:image xlink:href="Pictures/10000000000001AF0000026F8DC2095F.jpg" xlink:type="simple" xlink:show="embed" xlink:actuate="onLoad">
            <text:p/>
          </draw:image>
        </draw:frame>
        <draw:frame draw:style-name="gr1" draw:text-style-name="P1" draw:layer="layout" svg:width="12.114cm" svg:height="15.823cm" svg:x="1.094cm" svg:y="2.794cm" presentation:class="graphic" presentation:user-transformed="true">
          <draw:image xlink:href="Pictures/1000000000000160000002E99D1770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4.383cm" svg:height="16.577cm" svg:x="2.088cm" svg:y="2.54cm">
          <draw:image xlink:href="Pictures/10000201000003C0000002A07A6A26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44pt" style:font-size-asian="44pt" style:font-size-complex="4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T1" style:family="text">
      <style:text-properties style:text-position="super 58%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449cm" svg:x="1.471cm" svg:y="2.54cm" presentation:class="title" presentation:placeholder="true">
        <draw:text-box/>
      </draw:frame>
      <draw:frame presentation:style-name="Default-outline1" draw:layer="backgroundobjects" svg:width="25.199cm" svg:height="14.553cm" svg:x="1.471cm" svg:y="4.24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/>
          <text:p text:style-name="MP1">Weds 4<text:span text:style-name="MT1">th</text:span> Sept, 2013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/>
          <text:p text:style-name="MP3">San Diego Startup Leadership Program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presentation:style-name="Mpr1" draw:text-style-name="MP4" draw:layer="backgroundobjects" svg:width="25.199cm" svg:height="1.448cm" svg:x="1.27cm" svg:y="0.584cm">
        <draw:text-box>
          <text:p text:style-name="MP4"><text:span text:style-name="MT2">My Journey</text:span></text:p>
        </draw:text-box>
      </draw:frame>
      <draw:frame presentation:style-name="Mpr1" draw:text-style-name="MP5" draw:layer="backgroundobjects" svg:width="8.875cm" svg:height="1.448cm" svg:x="1.27cm" svg:y="0.508cm">
        <draw:text-box>
          <text:p text:style-name="MP5"><text:span text:style-name="MT3">Stuart Young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oung </meta:initial-creator>
    <meta:creation-date>2013-09-04T11:37:33</meta:creation-date>
    <dc:date>2013-09-04T16:37:32</dc:date>
    <dc:creator>syoung </dc:creator>
    <meta:editing-duration>PT4H51M1S</meta:editing-duration>
    <meta:editing-cycles>7</meta:editing-cycles>
    <meta:generator>LibreOffice/4.0.2.2$Linux_X86_64 LibreOffice_project/400m0$Build-2</meta:generator>
    <meta:document-statistic meta:object-count="59"/>
  </office:meta>
</office:document-meta>
</file>